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d4ea6b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99">
      <style:table-cell-properties fo:background-color="#d4ea6b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99"/>
    <style:style style:name="ce7" style:family="table-cell" style:parent-style-name="Default" style:data-style-name="N0"/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in-height="1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<text:a xlink:href="https://help.libreoffice.org/latest/ja/text/scalc/01/04060110.html?&amp;DbPAR=WRITER&amp;System=UNIX" xlink:type="simple">テキスト関数</text:a>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REGEX</text:p>
          </table:table-cell>
          <table:table-cell table:formula="of:=regex(&quot;123456ABCDEF&quot;;&quot;[:digit:]&quot;;&quot;Z&quot;)" office:value-type="string" office:string-value="" calcext:value-type="error">
            <text:p>#NAME?</text:p>
          </table:table-cell>
        </table:table-row>
        <table:table-row table:style-name="ro1">
          <table:covered-table-cell/>
          <table:table-cell table:formula="of:=regex(&quot;123456ABCDEF&quot;;&quot;[:digit:]&quot;;&quot;Z&quot;;&quot;g&quot;)" office:value-type="string" office:string-value="" calcext:value-type="error">
            <text:p>#NAME?</text:p>
          </table:table-cell>
        </table:table-row>
        <table:table-row table:style-name="ro1">
          <table:covered-table-cell/>
          <table:table-cell table:formula="of:=regex(&quot;123456ABCDEF&quot;;&quot;[126]&quot;;&quot;&quot;;&quot;g&quot;)" office:value-type="string" office:string-value="" calcext:value-type="error">
            <text:p>#NAME?</text:p>
          </table:table-cell>
        </table:table-row>
        <table:table-row table:style-name="ro1">
          <table:covered-table-cell/>
          <table:table-cell table:formula="of:=regex(&quot;axbxcxd&quot;;&quot;.x&quot;;;2)" office:value-type="string" office:string-value="" calcext:value-type="error">
            <text:p>#NAME?</text:p>
          </table:table-cell>
        </table:table-row>
        <table:table-row table:style-name="ro1">
          <table:covered-table-cell/>
          <table:table-cell table:formula="of:=regex(&quot;axbxcxd&quot;;&quot;(.)x&quot;;&quot;$1y&quot;;2)" office:value-type="string" office:string-value="" calcext:value-type="error">
            <text:p>#NAME?</text:p>
          </table:table-cell>
        </table:table-row>
        <table:table-row table:style-name="ro2">
          <table:table-cell table:style-name="ce4" office:value-type="string" calcext:value-type="string">
            <text:p>WEBSERVICE</text:p>
          </table:table-cell>
          <table:table-cell table:formula="of:=COM.MICROSOFT.WEBSERVICE(&quot;https://blog.hatena.ne.jp/ytyaru/ytyaru.hatenablog.com/drafts&quot;)" office:value-type="string" office:string-value="&lt;!DOCTYPE html&gt;&#10;&lt;html lang=&quot;ja&quot; data-device=&quot;pc&quot; data-theme=&quot;blog&quot; class=dialog&#10;    data-hatena-cookie-domain=&quot;.hatena.ne.jp&quot;&gt;&#10;  &lt;head&gt;&#10;    &lt;title&gt;ログイン - はてな&lt;/title&gt;&lt;base target=&quot;_top&quot;&gt;&lt;meta name=&quot;viewport&quot; content=&quot;width=device-width, minimum-scale=1.0, maximum-scale=1.0, user-scalable=no&quot;&gt;&#10;    &lt;link rel=stylesheet href=&quot;/css/wwwridge/login.css?t=20200701&quot;&gt;&#10;    &lt;!-- Google Tag Manager --&gt;&#10;&lt;script&gt;(function(w,d,s,l,i){w[l]=w[l]||[];w[l].push({'gtm.start':&#10;    new Date().getTime(),event:'gtm.js'});var f=d.getElementsByTagName(s)[0],&#10;    j=d.createElement(s),dl=l!='dataLayer'?'&amp;l='+l:'';j.async=true;j.src=&#10;    'https://www.googletagmanager.com/gtm.js?id='+i+dl;f.parentNode.insertBefore(j,f);&#10;    })(window,document,'script','dataLayer','GTM-WPVF7X');&lt;/script&gt;&#10;&lt;!-- End Google Tag Manager --&gt;&#10;    &lt;!--[if lt IE 9]&gt;&#10;      &lt;link rel=stylesheet href=&quot;/css/wwwridge/dialog-ie8.css&quot;&gt;&#10;      &lt;script&gt;&#10;        document.createElement('section');&#10;        document.createElement('aside');&#10;        document.createElement('nav');&#10;        document.createElement('article');&#10;      &lt;/script&gt;&#10;    &lt;![endif]--&gt;&#10;    &#10;      &lt;link rel=&quot;canonical&quot; href=&quot;https://www.hatena.ne.jp/login&quot;/&gt;&#10;    &#10;  &lt;/head&gt;&#10;  &lt;body id=&quot;hatena-www-login&quot; class=&quot;&quot;&gt;&#10;&lt;!-- Google Tag Manager (noscript) --&gt;&#10;&lt;noscript&gt;&lt;iframe src=&quot;https://www.googletagmanager.com/ns.html?id=GTM-WPVF7X&quot;&#10;    height=&quot;0&quot; width=&quot;0&quot; style=&quot;display:none;visibility:hidden&quot;&gt;&lt;/iframe&gt;&lt;/noscript&gt;&#10;&lt;!-- End Google Tag Manager (noscript) --&gt;&#10;&lt;div id=&quot;header&quot;&gt;&#10;  &lt;div id=&quot;logo&quot;&gt;&lt;a href=&quot;/&quot;&gt;&lt;img src=&quot;/images/logo_portal_hatena.gif&quot; alt=&quot;はてな&quot; title=&quot;はてな&quot; id=&quot;logo-hatena&quot; /&gt;&lt;/a&gt;&lt;/div&gt;&#10;  &lt;ul class=&quot;menu&quot;&gt;&#10;    &lt;li&gt;&lt;a href=&quot;/register?location=https%3A%2F%2Fblog.hatena.ne.jp%2Fytyaru%2Fytyaru.hatenablog.com%2Fdrafts&quot;&gt;ユーザー登録&lt;/a&gt;&lt;/li&gt;&lt;li id=&quot;langselector-button&quot; tabindex=0&gt;&lt;span&gt;&lt;a href=&quot;//n.hatena.ne.jp/setting/locale?location=https://www.hatena.ne.jp/my/config&quot;&gt;日本語&lt;/a&gt;&lt;/span&gt;&#10;            &lt;div id=&quot;langselector&quot;&gt;&#10;              &lt;div id=&quot;langselector-title&quot;&gt;表示言語を選択&lt;/div&gt;&#10;              &lt;div id=&quot;langselector-body&quot;&gt;&#10;                &lt;ul&gt;&#10;                    &lt;li  class=&quot;selected&quot;&gt;&#10;                      &lt;a id=&quot;ja&quot; href=&quot;?locale.lang=ja&quot; rel=&quot;alternate&quot; hreflang=&quot;ja&quot;&gt;日本語&lt;/a&gt;&#10;                    &lt;li &gt;&#10;                      &lt;a id=&quot;en&quot; href=&quot;?locale.lang=en&quot; rel=&quot;alternate&quot; hreflang=&quot;en&quot;&gt;English&lt;/a&gt;&#10;                    &lt;li &gt;&#10;                      &lt;a id=&quot;en-gb&quot; href=&quot;?locale.lang=en-gb&quot; rel=&quot;alternate&quot; hreflang=&quot;en-gb&quot;&gt;English (UK)&lt;/a&gt;&#10;                    &lt;li &gt;&#10;                      &lt;a id=&quot;fr&quot; href=&quot;?locale.lang=fr&quot; rel=&quot;alternate&quot; hreflang=&quot;fr&quot;&gt;Français&lt;/a&gt;&#10;                    &lt;li &gt;&#10;                      &lt;a id=&quot;it&quot; href=&quot;?locale.lang=it&quot; rel=&quot;alternate&quot; hreflang=&quot;it&quot;&gt;Italiano&lt;/a&gt;&#10;                    &lt;li &gt;&#10;                      &lt;a id=&quot;es&quot; href=&quot;?locale.lang=es&quot; rel=&quot;alternate&quot; hreflang=&quot;es&quot;&gt;Español&lt;/a&gt;&#10;                    &lt;li &gt;&#10;                      &lt;a id=&quot;de&quot; href=&quot;?locale.lang=de&quot; rel=&quot;alternate&quot; hreflang=&quot;de&quot;&gt;Deutsch&lt;/a&gt;&#10;                &lt;/ul&gt;&#10;              &lt;/div&gt;&#10;            &lt;/div&gt;&lt;/ul&gt;&#10;&lt;/div&gt;&#10;&#10;&lt;div id=&quot;container&quot;&gt;&#10;  &lt;div class=touch-heading&gt;&#10;  &lt;h1&gt;&lt;span&gt;ログイン&lt;/span&gt;&lt;/h1&gt;&#10;  &lt;div class=&quot;touch-heading-to-register&quot;&gt;&lt;a href=&quot;&quot;&gt;ユーザー登録&lt;/a&gt;&lt;/div&gt;&#10;  &lt;/div&gt;&#10;&#10;  &lt;div id=&quot;body&quot;&gt;&lt;div id=&quot;container&quot;&gt;&#10;&#10;  &#10;      &lt;iframe src=&quot;https://www.hatena.com/login.autoiframe?location=https%3A%2F%2Fblog.hatena.ne.jp%2Fytyaru%2Fytyaru.hatenablog.com%2Fdrafts&quot; height=0 width=0 frameborder=0&gt;&lt;/iframe&gt;&#10;  &#10;&#10;    &lt;h2 class=&quot;login-title&quot;&gt;ログイン&lt;/h2&gt;&#10;    &lt;div class=&quot;body-box&quot;&gt;&#10;      &lt;form action=&quot;/login&quot; method=&quot;post&quot;&gt;&#10;        &lt;div&gt;&#10;          &lt;div class=&quot;input-item&quot;&gt;&#10;            &lt;div class=&quot;input-item-inner&quot;&gt;&#10;              &lt;input pattern=&quot;.{3,}&quot; value=&quot;&quot; name=&quot;name&quot; required=&quot;required&quot; type=&quot;text&quot; autofocus=&quot;autofocus&quot; placeholder=&quot;はてなID または メールアドレス&quot; class=&quot;text&quot; id=&quot;login-name&quot;&gt;&#10;            &lt;/div&gt;&#10;          &lt;/div&gt;&#10;          &lt;div class=&quot;input-item&quot;&gt;&#10;            &lt;div class=&quot;input-item-inner&quot;&gt;&#10;              &lt;input class=&quot;password&quot; placeholder=&quot;パスワード&quot; type=&quot;password&quot; value=&quot;&quot; required=&quot;required&quot; name=&quot;password&quot;&gt;&#10;            &lt;/div&gt;&#10;          &lt;/div&gt;&#10;          &lt;div id=&quot;option&quot; class=&quot;config-button&quot;&gt;              &lt;div class=&quot;auto-login&quot;&gt;&#10;                &lt;a href=&quot;#&quot; class=&quot;checkbox-tab&quot;&gt;&lt;label for=&quot;auto_login&quot;&gt;&lt;/label&gt;&lt;/a&gt;&#10;                &lt;div class=&quot;checkbox-item&quot;&gt;&#10;                  &lt;input type=&quot;checkbox&quot; id=&quot;auto_login&quot; checked=&quot;checked&quot; class=&quot;checkbox&quot; name=&quot;persistent&quot; value=&quot;1&quot; /&gt;&#10;                  &lt;label for=&quot;auto_login&quot; class=&quot;checkbox-text&quot;&gt;&#10;                    &lt;span&gt;次回から自動的にログイン&lt;/span&gt;&#10;                  &lt;/label&gt;&#10;                &lt;/div&gt;&#10;              &lt;/div&gt;            &#10;            &lt;input name=&quot;location&quot; value=&quot;https://blog.hatena.ne.jp/ytyaru/ytyaru.hatenablog.com/drafts&quot; type=&quot;hidden&quot; /&gt;            &lt;input value=&quot;送信する&quot; type=&quot;submit&quot; class=&quot;submit-button&quot; /&gt;&#10;          &lt;/div&gt;&#10;        &lt;/div&gt;&#10;      &lt;/form&gt;&#10;      &lt;p id=&quot;alternate-message&quot;&gt;&lt;span&gt;もしくは&lt;/span&gt;&lt;/p&gt;&#10;&#10;      &#10;      &lt;p id=&quot;google-plus-login-button&quot;&gt;&#10;        &#10;        &lt;button id=&quot;google-login-button&quot;&gt;&lt;img src=&quot;/images/wwwridge/google-logo.svg&quot; class=&quot;service-logo&quot; /&gt;Googleでログイン&lt;/button&gt;&#10;        &lt;form id=&quot;login-idtoken-form&quot; action=&quot;/login/google.idtoken_v1&quot; method=&quot;POST&quot;&gt;&#10;          &lt;input type=&quot;hidden&quot; name=&quot;id_token&quot; value=&quot;&quot;&gt;&#10;          &lt;input type=&quot;hidden&quot; name=&quot;b&quot; value=&quot;&quot;&gt;&#10;        &lt;/form&gt;&#10;        &lt;script&gt;&#10;function initGAPI() {&#10;  gapi.load('auth2', function() {&#10;    gapi.auth2.init({ client_id: &quot;479825470229-qbs23ugo7malnc08p80rqq4akapsbbbm.apps.googleusercontent.com&quot; }).then(function () {&#10;      var button = document.querySelector('#google-login-button');&#10;      button.onclick = function () {&#10;        button.disabled = true;&#10;        gapi.auth2.getAuthInstance().signIn().then(function (user) {&#10;          var form = document.querySelector('#login-idtoken-form');&#10;          form.elements.id_token.value = user.getAuthResponse().id_token;&#10;          form.submit();&#10;        }).catch(function (err) {&#10;          console.log('Google signIn2 err: ' + err)&#10;        });&#10;      };&#10;      button.style.display = '';&#10;    });&#10;  });&#10;}&#10;        &lt;/script&gt;&#10;        &lt;script src=&quot;https://apis.google.com/js/platform.js?onload=initGAPI&quot; async defer&gt;&lt;/script&gt;&#10;      &lt;/p&gt;&#10;&#10;      &lt;p&gt;&#10;&#10;        &lt;button id=&quot;siwt-button&quot;&gt;&lt;img src=&quot;/images/wwwridge/twitter-logo.svg&quot; class=&quot;service-logo&quot; /&gt;Twitterでログイン&lt;/button&gt;&#10;        &lt;form id=&quot;siwt-form&quot; action=&quot;/oauth/twitter/oauth&quot; method=&quot;POST&quot;&gt;&#10;          &lt;input type=&quot;hidden&quot; name=&quot;location&quot; value=&quot;https://blog.hatena.ne.jp/ytyaru/ytyaru.hatenablog.com/drafts&quot; /&gt;&#10;          &lt;input type=&quot;hidden&quot; name=&quot;signin&quot; value=&quot;1&quot; /&gt;&#10;        &lt;/form&gt;&#10;        &lt;script&gt;&#10;(function() {&#10;  var button = document.querySelector('#siwt-button');&#10;  button.onclick = function() {&#10;    var form = document.querySelector('#siwt-form');&#10;    form.submit();&#10;  };&#10;})()&#10;        &lt;/script&gt;&#10;      &lt;/p&gt;&#10;    &lt;/div&gt;&lt;!-- body-box --&gt;&#10;&#10;  &lt;ul class=&quot;notice&quot;&gt;    &lt;li&gt;パスワードを忘れた方は&lt;a href=&quot;/reminder&quot;&gt;パスワードの再設定&lt;/a&gt;を行ってください。&lt;/li&gt;&#10;    &lt;li&gt;うまくログインできない方は&lt;a href=&quot;http://www.hatena.ne.jp/faq/qa?c=10#108&quot;&gt;お問い合わせ&lt;/a&gt;をご覧いただき、Cookieの設定をご確認ください。&lt;/li&gt;&#10;  &lt;/ul&gt;&#10;&#10;  &lt;div class=&quot;to-register&quot;&gt;&#10;      &lt;p class=&quot;to-register-sub-header&quot;&gt;&lt;span&gt;はじめての方はこちら&lt;/span&gt;&lt;/p&gt;&#10;      &lt;div class=&quot;to-register-btn&quot;&gt;&lt;a href=&quot;/register?location=https%3A%2F%2Fblog.hatena.ne.jp%2Fytyaru%2Fytyaru.hatenablog.com%2Fdrafts&quot;&gt;はてなユーザー登録&lt;/a&gt;&lt;/div&gt;&#10;  &lt;/div&gt;&#10;&#10;&lt;/div&gt;&#10;&#10;&lt;script src=&quot;/js/wwwridge/login.js?t=1377502828&quot;&gt;&lt;/script&gt;&lt;script src=&quot;/js/wwwridge/dialog.js&quot;&gt;&lt;/script&gt;&lt;/div&gt;&#10;  &lt;/div&gt;&lt;nav class=common-menu&gt;&#10;      &lt;h2 class=title&gt;メニュー&lt;/h2&gt;&#10;      &lt;menu class=&quot;list block-link&quot;&gt;&lt;li&gt;&lt;a href=&quot;/&quot;&gt;トップ&lt;/a&gt;&lt;li&gt;&lt;a href=&quot;/my&quot;&gt;Myはてな&lt;/a&gt;&lt;li&gt;&lt;a href=&quot;/help/&quot;&gt;ヘルプ&lt;/a&gt;&lt;/menu&gt;&#10;    &lt;/nav&gt;&#10;&#10;    &lt;div id=&quot;copyright&quot;&gt;&lt;small&gt;Copyright &amp;copy; Hatena. All Rights Reserved.&lt;/small&gt;&lt;/div&gt;&#10;&#10;    &lt;nav class=footer-bar&gt;&#10;      &lt;div class=&quot;pagetop&quot;&gt;&#10;        &lt;a href=&quot;#body&quot;&gt;上へ&lt;/a&gt;&#10;      &lt;/div&gt;&#10;      &lt;div id=&quot;footer-menu&quot;&gt;&#10;        &lt;a href=&quot;/my/&quot;&gt;&lt;img src=&quot;//www.hatena.com/images/guest_icon.gif&quot; width=16 height=16 alt&gt;ゲスト&lt;/a&gt;&#10;&#10;        &lt;span id=langselector-button-touch&gt;&lt;a href=&quot;http://n.hatena.ne.jp/setting/locale?location=https://www.hatena.ne.jp/my/&quot; id=touch-langselector-link&gt;日本語          &lt;/a&gt;&lt;/span&gt;&#10;          &lt;div id=&quot;langselector-touch&quot;&gt;&#10;            &lt;div id=&quot;langselector-title-touch&quot;&gt;表示言語を選択&lt;/div&gt;&#10;            &lt;div id=&quot;langselector-body-touch&quot;&gt;&#10;              &lt;ul&gt;&#10;                  &lt;li  class=&quot;selected&quot;&gt;&#10;                    &lt;a id=&quot;ja&quot; href=&quot;?locale.lang=ja&quot; rel=&quot;alternate&quot; hreflang=&quot;ja&quot;&gt;日本語&lt;/a&gt;&#10;                  &lt;li &gt;&#10;                    &lt;a id=&quot;en&quot; href=&quot;?locale.lang=en&quot; rel=&quot;alternate&quot; hreflang=&quot;en&quot;&gt;English&lt;/a&gt;&#10;                  &lt;li &gt;&#10;                    &lt;a id=&quot;en-gb&quot; href=&quot;?locale.lang=en-gb&quot; rel=&quot;alternate&quot; hreflang=&quot;en-gb&quot;&gt;English (UK)&lt;/a&gt;&#10;                  &lt;li &gt;&#10;                    &lt;a id=&quot;fr&quot; href=&quot;?locale.lang=fr&quot; rel=&quot;alternate&quot; hreflang=&quot;fr&quot;&gt;Français&lt;/a&gt;&#10;                  &lt;li &gt;&#10;                    &lt;a id=&quot;it&quot; href=&quot;?locale.lang=it&quot; rel=&quot;alternate&quot; hreflang=&quot;it&quot;&gt;Italiano&lt;/a&gt;&#10;                  &lt;li &gt;&#10;                    &lt;a id=&quot;es&quot; href=&quot;?locale.lang=es&quot; rel=&quot;alternate&quot; hreflang=&quot;es&quot;&gt;Español&lt;/a&gt;&#10;                  &lt;li &gt;&#10;                    &lt;a id=&quot;de&quot; href=&quot;?locale.lang=de&quot; rel=&quot;alternate&quot; hreflang=&quot;de&quot;&gt;Deutsch&lt;/a&gt;&#10;              &lt;/ul&gt;&#10;            &lt;/div&gt;&#10;            &lt;script&gt;&#10;              LocalePanel.setupPanelTouch();&#10;            &lt;/script&gt;&#10;          &lt;/div&gt;&lt;/div&gt;&lt;/body&gt;&#10;&lt;/html&gt;&#10;" calcext:value-type="string">
            <text:p>&lt;!DOCTYPE html&gt;</text:p>
            <text:p>&lt;html lang="ja" data-device="pc" data-theme="blog" class=dialog</text:p>
            <text:p>    data-hatena-cookie-domain=".hatena.ne.jp"&gt;</text:p>
            <text:p>  &lt;head&gt;</text:p>
            <text:p>    &lt;title&gt;ログイン - はてな&lt;/title&gt;&lt;base target="_top"&gt;&lt;meta name="viewport" content="width=device-width, minimum-scale=1.0, maximum-scale=1.0, user-scalable=no"&gt;</text:p>
            <text:p>    &lt;link rel=stylesheet href="/css/wwwridge/login.css?t=20200701"&gt;</text:p>
            <text:p>    &lt;!-- Google Tag Manager --&gt;</text:p>
            <text:p>&lt;script&gt;(function(w,d,s,l,i){w[l]=w[l]||[];w[l].push({'gtm.start':</text:p>
            <text:p>    new Date().getTime(),event:'gtm.js'});var f=d.getElementsByTagName(s)[0],</text:p>
            <text:p>    j=d.createElement(s),dl=l!='dataLayer'?'&amp;l='+l:'';j.async=true;j.src=</text:p>
            <text:p>    'https://www.googletagmanager.com/gtm.js?id='+i+dl;f.parentNode.insertBefore(j,f);</text:p>
            <text:p>    })(window,document,'script','dataLayer','GTM-WPVF7X');&lt;/script&gt;</text:p>
            <text:p>&lt;!-- End Google Tag Manager --&gt;</text:p>
            <text:p>    &lt;!--[if lt IE 9]&gt;</text:p>
            <text:p>      &lt;link rel=stylesheet href="/css/wwwridge/dialog-ie8.css"&gt;</text:p>
            <text:p>      &lt;script&gt;</text:p>
            <text:p>        document.createElement('section');</text:p>
            <text:p>        document.createElement('aside');</text:p>
            <text:p>        document.createElement('nav');</text:p>
            <text:p>        document.createElement('article');</text:p>
            <text:p>      &lt;/script&gt;</text:p>
            <text:p>    &lt;![endif]--&gt;</text:p>
            <text:p>    </text:p>
            <text:p>      &lt;link rel="canonical" href="https://www.hatena.ne.jp/login"/&gt;</text:p>
            <text:p>    </text:p>
            <text:p>  &lt;/head&gt;</text:p>
            <text:p>  &lt;body id="hatena-www-login" class=""&gt;</text:p>
            <text:p>&lt;!-- Google Tag Manager (noscript) --&gt;</text:p>
            <text:p>&lt;noscript&gt;&lt;iframe src="https://www.googletagmanager.com/ns.html?id=GTM-WPVF7X"</text:p>
            <text:p>    height="0" width="0" style="display:none;visibility:hidden"&gt;&lt;/iframe&gt;&lt;/noscript&gt;</text:p>
            <text:p>&lt;!-- End Google Tag Manager (noscript) --&gt;</text:p>
            <text:p>&lt;div id="header"&gt;</text:p>
            <text:p>  &lt;div id="logo"&gt;&lt;a href="/"&gt;&lt;img src="/images/logo_portal_hatena.gif" alt="はてな" title="はてな" id="logo-hatena" /&gt;&lt;/a&gt;&lt;/div&gt;</text:p>
            <text:p>  &lt;ul class="menu"&gt;</text:p>
            <text:p>    &lt;li&gt;&lt;a href="/register?location=https%3A%2F%2Fblog.hatena.ne.jp%2Fytyaru%2Fytyaru.hatenablog.com%2Fdrafts"&gt;ユーザー登録&lt;/a&gt;&lt;/li&gt;&lt;li id="langselector-button" tabindex=0&gt;&lt;span&gt;&lt;a href="//n.hatena.ne.jp/setting/locale?location=https://www.hatena.ne.jp/my/config"&gt;日本語&lt;/a&gt;&lt;/span&gt;</text:p>
            <text:p>            &lt;div id="langselector"&gt;</text:p>
            <text:p>              &lt;div id="langselector-title"&gt;表示言語を選択&lt;/div&gt;</text:p>
            <text:p>              &lt;div id="langselector-body"&gt;</text:p>
            <text:p>                &lt;ul&gt;</text:p>
            <text:p>                    &lt;li  class="selected"&gt;</text:p>
            <text:p>                      &lt;a id="ja" href="?locale.lang=ja" rel="alternate" hreflang="ja"&gt;日本語&lt;/a&gt;</text:p>
            <text:p>                    &lt;li &gt;</text:p>
            <text:p>                      &lt;a id="en" href="?locale.lang=en" rel="alternate" hreflang="en"&gt;English&lt;/a&gt;</text:p>
            <text:p>                    &lt;li &gt;</text:p>
            <text:p>                      &lt;a id="en-gb" href="?locale.lang=en-gb" rel="alternate" hreflang="en-gb"&gt;English (UK)&lt;/a&gt;</text:p>
            <text:p>                    &lt;li &gt;</text:p>
            <text:p>                      &lt;a id="fr" href="?locale.lang=fr" rel="alternate" hreflang="fr"&gt;Français&lt;/a&gt;</text:p>
            <text:p>                    &lt;li &gt;</text:p>
            <text:p>                      &lt;a id="it" href="?locale.lang=it" rel="alternate" hreflang="it"&gt;Italiano&lt;/a&gt;</text:p>
            <text:p>                    &lt;li &gt;</text:p>
            <text:p>                      &lt;a id="es" href="?locale.lang=es" rel="alternate" hreflang="es"&gt;Español&lt;/a&gt;</text:p>
            <text:p>                    &lt;li &gt;</text:p>
            <text:p>                      &lt;a id="de" href="?locale.lang=de" rel="alternate" hreflang="de"&gt;Deutsch&lt;/a&gt;</text:p>
            <text:p>                &lt;/ul&gt;</text:p>
            <text:p>              &lt;/div&gt;</text:p>
            <text:p>            &lt;/div&gt;&lt;/ul&gt;</text:p>
            <text:p>&lt;/div&gt;</text:p>
            <text:p/>
            <text:p>&lt;div id="container"&gt;</text:p>
            <text:p>  &lt;div class=touch-heading&gt;</text:p>
            <text:p>  &lt;h1&gt;&lt;span&gt;ログイン&lt;/span&gt;&lt;/h1&gt;</text:p>
            <text:p>  &lt;div class="touch-heading-to-register"&gt;&lt;a href=""&gt;ユーザー登録&lt;/a&gt;&lt;/div&gt;</text:p>
            <text:p>  &lt;/div&gt;</text:p>
            <text:p/>
            <text:p>  &lt;div id="body"&gt;&lt;div id="container"&gt;</text:p>
            <text:p/>
            <text:p>  </text:p>
            <text:p>      &lt;iframe src="https://www.hatena.com/login.autoiframe?location=https%3A%2F%2Fblog.hatena.ne.jp%2Fytyaru%2Fytyaru.hatenablog.com%2Fdrafts" height=0 width=0 frameborder=0&gt;&lt;/iframe&gt;</text:p>
            <text:p>  </text:p>
            <text:p/>
            <text:p>    &lt;h2 class="login-title"&gt;ログイン&lt;/h2&gt;</text:p>
            <text:p>    &lt;div class="body-box"&gt;</text:p>
            <text:p>      &lt;form action="/login" method="post"&gt;</text:p>
            <text:p>        &lt;div&gt;</text:p>
            <text:p>          &lt;div class="input-item"&gt;</text:p>
            <text:p>            &lt;div class="input-item-inner"&gt;</text:p>
            <text:p>              &lt;input pattern=".{3,}" value="" name="name" required="required" type="text" autofocus="autofocus" placeholder="はてなID または メールアドレス" class="text" id="login-name"&gt;</text:p>
            <text:p>            &lt;/div&gt;</text:p>
            <text:p>          &lt;/div&gt;</text:p>
            <text:p>          &lt;div class="input-item"&gt;</text:p>
            <text:p>            &lt;div class="input-item-inner"&gt;</text:p>
            <text:p>              &lt;input class="password" placeholder="パスワード" type="password" value="" required="required" name="password"&gt;</text:p>
            <text:p>            &lt;/div&gt;</text:p>
            <text:p>          &lt;/div&gt;</text:p>
            <text:p>          &lt;div id="option" class="config-button"&gt;              &lt;div class="auto-login"&gt;</text:p>
            <text:p>                &lt;a href="#" class="checkbox-tab"&gt;&lt;label for="auto_login"&gt;&lt;/label&gt;&lt;/a&gt;</text:p>
            <text:p>                &lt;div class="checkbox-item"&gt;</text:p>
            <text:p>                  &lt;input type="checkbox" id="auto_login" checked="checked" class="checkbox" name="persistent" value="1" /&gt;</text:p>
            <text:p>                  &lt;label for="auto_login" class="checkbox-text"&gt;</text:p>
            <text:p>                    &lt;span&gt;次回から自動的にログイン&lt;/span&gt;</text:p>
            <text:p>                  &lt;/label&gt;</text:p>
            <text:p>                &lt;/div&gt;</text:p>
            <text:p>              &lt;/div&gt;            </text:p>
            <text:p>            &lt;input name="location" value="https://blog.hatena.ne.jp/ytyaru/ytyaru.hatenablog.com/drafts" type="hidden" /&gt;            &lt;input value="送信する" type="submit" class="submit-button" /&gt;</text:p>
            <text:p>          &lt;/div&gt;</text:p>
            <text:p>        &lt;/div&gt;</text:p>
            <text:p>      &lt;/form&gt;</text:p>
            <text:p>      &lt;p id="alternate-message"&gt;&lt;span&gt;もしくは&lt;/span&gt;&lt;/p&gt;</text:p>
            <text:p/>
            <text:p>      </text:p>
            <text:p>      &lt;p id="google-plus-login-button"&gt;</text:p>
            <text:p>        </text:p>
            <text:p>        &lt;button id="google-login-button"&gt;&lt;img src="/images/wwwridge/google-logo.svg" class="service-logo" /&gt;Googleでログイン&lt;/button&gt;</text:p>
            <text:p>        &lt;form id="login-idtoken-form" action="/login/google.idtoken_v1" method="POST"&gt;</text:p>
            <text:p>          &lt;input type="hidden" name="id_token" value=""&gt;</text:p>
            <text:p>          &lt;input type="hidden" name="b" value=""&gt;</text:p>
            <text:p>        &lt;/form&gt;</text:p>
            <text:p>        &lt;script&gt;</text:p>
            <text:p>function initGAPI() {</text:p>
            <text:p>  gapi.load('auth2', function() {</text:p>
            <text:p>    gapi.auth2.init({ client_id: "479825470229-qbs23ugo7malnc08p80rqq4akapsbbbm.apps.googleusercontent.com" }).then(function () {</text:p>
            <text:p>      var button = document.querySelector('#google-login-button');</text:p>
            <text:p>      button.onclick = function () {</text:p>
            <text:p>        button.disabled = true;</text:p>
            <text:p>        gapi.auth2.getAuthInstance().signIn().then(function (user) {</text:p>
            <text:p>          var form = document.querySelector('#login-idtoken-form');</text:p>
            <text:p>          form.elements.id_token.value = user.getAuthResponse().id_token;</text:p>
            <text:p>          form.submit();</text:p>
            <text:p>        }).catch(function (err) {</text:p>
            <text:p>          console.log('Google signIn2 err: ' + err)</text:p>
            <text:p>        });</text:p>
            <text:p>      };</text:p>
            <text:p>      button.style.display = '';</text:p>
            <text:p>    });</text:p>
            <text:p>  });</text:p>
            <text:p>}</text:p>
            <text:p>        &lt;/script&gt;</text:p>
            <text:p>        &lt;script src="https://apis.google.com/js/platform.js?onload=initGAPI" async defer&gt;&lt;/script&gt;</text:p>
            <text:p>      &lt;/p&gt;</text:p>
            <text:p/>
            <text:p>      &lt;p&gt;</text:p>
            <text:p/>
            <text:p>        &lt;button id="siwt-button"&gt;&lt;img src="/images/wwwridge/twitter-logo.svg" class="service-logo" /&gt;Twitterでログイン&lt;/button&gt;</text:p>
            <text:p>        &lt;form id="siwt-form" action="/oauth/twitter/oauth" method="POST"&gt;</text:p>
            <text:p>          &lt;input type="hidden" name="location" value="https://blog.hatena.ne.jp/ytyaru/ytyaru.hatenablog.com/drafts" /&gt;</text:p>
            <text:p>          &lt;input type="hidden" name="signin" value="1" /&gt;</text:p>
            <text:p>        &lt;/form&gt;</text:p>
            <text:p>        &lt;script&gt;</text:p>
            <text:p>(function() {</text:p>
            <text:p>  var button = document.querySelector('#siwt-button');</text:p>
            <text:p>  button.onclick = function() {</text:p>
            <text:p>    var form = document.querySelector('#siwt-form');</text:p>
            <text:p>    form.submit();</text:p>
            <text:p>  };</text:p>
            <text:p>})()</text:p>
            <text:p>        &lt;/script&gt;</text:p>
            <text:p>      &lt;/p&gt;</text:p>
            <text:p>    &lt;/div&gt;&lt;!-- body-box --&gt;</text:p>
            <text:p/>
            <text:p>  &lt;ul class="notice"&gt;    &lt;li&gt;パスワードを忘れた方は&lt;a href="/reminder"&gt;パスワードの再設定&lt;/a&gt;を行ってください。&lt;/li&gt;</text:p>
            <text:p>    &lt;li&gt;うまくログインできない方は&lt;a href="http://www.hatena.ne.jp/faq/qa?c=10#108"&gt;お問い合わせ&lt;/a&gt;をご覧いただき、Cookieの設定をご確認ください。&lt;/li&gt;</text:p>
            <text:p>  &lt;/ul&gt;</text:p>
            <text:p/>
            <text:p>  &lt;div class="to-register"&gt;</text:p>
            <text:p>      &lt;p class="to-register-sub-header"&gt;&lt;span&gt;はじめての方はこちら&lt;/span&gt;&lt;/p&gt;</text:p>
            <text:p>      &lt;div class="to-register-btn"&gt;&lt;a href="/register?location=https%3A%2F%2Fblog.hatena.ne.jp%2Fytyaru%2Fytyaru.hatenablog.com%2Fdrafts"&gt;はてなユーザー登録&lt;/a&gt;&lt;/div&gt;</text:p>
            <text:p>  &lt;/div&gt;</text:p>
            <text:p/>
            <text:p>&lt;/div&gt;</text:p>
            <text:p/>
            <text:p>&lt;script src="/js/wwwridge/login.js?t=1377502828"&gt;&lt;/script&gt;&lt;script src="/js/wwwridge/dialog.js"&gt;&lt;/script&gt;&lt;/div&gt;</text:p>
            <text:p>  &lt;/div&gt;&lt;nav class=common-menu&gt;</text:p>
            <text:p>      &lt;h2 class=title&gt;メニュー&lt;/h2&gt;</text:p>
            <text:p>      &lt;menu class="list block-link"&gt;&lt;li&gt;&lt;a href="/"&gt;トップ&lt;/a&gt;&lt;li&gt;&lt;a href="/my"&gt;Myはてな&lt;/a&gt;&lt;li&gt;&lt;a href="/help/"&gt;ヘルプ&lt;/a&gt;&lt;/menu&gt;</text:p>
            <text:p>    &lt;/nav&gt;</text:p>
            <text:p/>
            <text:p>    &lt;div id="copyright"&gt;&lt;small&gt;Copyright &amp;copy; Hatena. All Rights Reserved.&lt;/small&gt;&lt;/div&gt;</text:p>
            <text:p/>
            <text:p>    &lt;nav class=footer-bar&gt;</text:p>
            <text:p>      &lt;div class="pagetop"&gt;</text:p>
            <text:p>        &lt;a href="#body"&gt;上へ&lt;/a&gt;</text:p>
            <text:p>      &lt;/div&gt;</text:p>
            <text:p>      &lt;div id="footer-menu"&gt;</text:p>
            <text:p>        &lt;a href="/my/"&gt;&lt;img src="//www.hatena.com/images/guest_icon.gif" width=16 height=16 alt&gt;ゲスト&lt;/a&gt;</text:p>
            <text:p/>
            <text:p>        &lt;span id=langselector-button-touch&gt;&lt;a href="http://n.hatena.ne.jp/setting/locale?location=https://www.hatena.ne.jp/my/" id=touch-langselector-link&gt;日本語          &lt;/a&gt;&lt;/span&gt;</text:p>
            <text:p>          &lt;div id="langselector-touch"&gt;</text:p>
            <text:p>            &lt;div id="langselector-title-touch"&gt;表示言語を選択&lt;/div&gt;</text:p>
            <text:p>            &lt;div id="langselector-body-touch"&gt;</text:p>
            <text:p>              &lt;ul&gt;</text:p>
            <text:p>                  &lt;li  class="selected"&gt;</text:p>
            <text:p>                    &lt;a id="ja" href="?locale.lang=ja" rel="alternate" hreflang="ja"&gt;日本語&lt;/a&gt;</text:p>
            <text:p>                  &lt;li &gt;</text:p>
            <text:p>                    &lt;a id="en" href="?locale.lang=en" rel="alternate" hreflang="en"&gt;English&lt;/a&gt;</text:p>
            <text:p>                  &lt;li &gt;</text:p>
            <text:p>                    &lt;a id="en-gb" href="?locale.lang=en-gb" rel="alternate" hreflang="en-gb"&gt;English (UK)&lt;/a&gt;</text:p>
            <text:p>                  &lt;li &gt;</text:p>
            <text:p>                    &lt;a id="fr" href="?locale.lang=fr" rel="alternate" hreflang="fr"&gt;Français&lt;/a&gt;</text:p>
            <text:p>                  &lt;li &gt;</text:p>
            <text:p>                    &lt;a id="it" href="?locale.lang=it" rel="alternate" hreflang="it"&gt;Italiano&lt;/a&gt;</text:p>
            <text:p>                  &lt;li &gt;</text:p>
            <text:p>                    &lt;a id="es" href="?locale.lang=es" rel="alternate" hreflang="es"&gt;Español&lt;/a&gt;</text:p>
            <text:p>                  &lt;li &gt;</text:p>
            <text:p>                    &lt;a id="de" href="?locale.lang=de" rel="alternate" hreflang="de"&gt;Deutsch&lt;/a&gt;</text:p>
            <text:p>              &lt;/ul&gt;</text:p>
            <text:p>            &lt;/div&gt;</text:p>
            <text:p>            &lt;script&gt;</text:p>
            <text:p>              LocalePanel.setupPanelTouch();</text:p>
            <text:p>            &lt;/script&gt;</text:p>
            <text:p>          &lt;/div&gt;&lt;/div&gt;&lt;/body&gt;</text:p>
            <text:p>&lt;/html&gt;</text:p>
            <text:p/>
          </table:table-cell>
        </table:table-row>
        <table:table-row table:style-name="ro1">
          <table:table-cell table:style-name="ce4" office:value-type="string" calcext:value-type="string">
            <text:p>FILTERXML</text:p>
          </table:table-cell>
          <table:table-cell table:formula="of:=COM.MICROSOFT.FILTERXML(COM.MICROSOFT.WEBSERVICE(&quot;wiki.documentfoundation.org/api.php?hidebots=1&amp;days=7&amp;limit=50&amp;action=feedrecentchanges&amp;feedformat=rss&quot;);&quot;//lastBuildDate&quot;)" office:value-type="string" office:string-value="Fri, 16 Oct 2020 02:51:08 GMT" calcext:value-type="string">
            <text:p>Fri, 16 Oct 2020 02:51:08 GMT</text:p>
          </table:table-cell>
        </table:table-row>
        <table:table-row table:style-name="ro1">
          <table:table-cell table:style-name="ce4" office:value-type="string" calcext:value-type="string">
            <text:p>ENCODEURL</text:p>
          </table:table-cell>
          <table:table-cell table:formula="of:=COM.MICROSOFT.ENCODEURL(&quot;URLエンコーディング&quot;)" office:value-type="string" office:string-value="URL%E3%82%A8%E3%83%B3%E3%82%B3%E3%83%BC%E3%83%87%E3%82%A3%E3%83%B3%E3%82%B0" calcext:value-type="string">
            <text:p>URL%E3%82%A8%E3%83%B3%E3%82%B3%E3%83%BC%E3%83%87%E3%82%A3%E3%83%B3%E3%82%B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EXACT</text:p>
          </table:table-cell>
          <table:table-cell table:style-name="ce1" table:formula="of:=EXACT(&quot;A&quot;;&quot;A&quot;)" office:value-type="boolean" office:boolean-value="true" calcext:value-type="boolean">
            <text:p>TRUE</text:p>
          </table:table-cell>
        </table:table-row>
        <table:table-row table:style-name="ro1">
          <table:covered-table-cell/>
          <table:table-cell table:style-name="ce1" table:formula="of:=EXACT(&quot;a&quot;;&quot;A&quot;)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SC</text:p>
          </table:table-cell>
          <table:table-cell table:formula="of:=ASC(&quot;テキスト&quot;)" office:value-type="string" office:string-value="ﾃｷｽﾄ" calcext:value-type="string">
            <text:p>ﾃｷｽﾄ</text:p>
          </table:table-cell>
        </table:table-row>
        <table:table-row table:style-name="ro1">
          <table:covered-table-cell/>
          <table:table-cell table:formula="of:=ASC(&quot;ＡＢＣ&quot;)" office:value-type="string" office:string-value="ABC" calcext:value-type="string">
            <text:p>ABC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TEXT</text:p>
          </table:table-cell>
          <table:table-cell table:style-name="ce7" table:formula="of:=TEXT(123; &quot;#&quot;)" office:value-type="string" office:string-value="123" calcext:value-type="string">
            <text:p>123</text:p>
          </table:table-cell>
        </table:table-row>
        <table:table-row table:style-name="ro1">
          <table:covered-table-cell/>
          <table:table-cell table:style-name="ce7" table:formula="of:=TEXT(123.456; &quot;#.#&quot;)" office:value-type="string" office:string-value="123.5" calcext:value-type="string">
            <text:p>123.5</text:p>
          </table:table-cell>
        </table:table-row>
        <table:table-row table:style-name="ro1">
          <table:covered-table-cell/>
          <table:table-cell table:style-name="ce7" table:formula="of:=TEXT(123.456; &quot;0.00&quot;)" office:value-type="string" office:string-value="123.46" calcext:value-type="string">
            <text:p>123.46</text:p>
          </table:table-cell>
        </table:table-row>
        <table:table-row table:style-name="ro1">
          <table:covered-table-cell/>
          <table:table-cell table:style-name="ce7" table:formula="of:=TEXT(&quot;ABC&quot;; &quot;=== @ ===&quot;)" office:value-type="string" office:string-value="=== ABC ===" calcext:value-type="string">
            <text:p>=== ABC ===</text:p>
          </table:table-cell>
        </table:table-row>
        <table:table-row table:style-name="ro1">
          <table:table-cell table:style-name="ce4" office:value-type="string" calcext:value-type="string">
            <text:p>LENB</text:p>
          </table:table-cell>
          <table:table-cell table:formula="of:=LENB(&quot;テキスト&quot;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JIS</text:p>
          </table:table-cell>
          <table:table-cell table:formula="of:=JIS(&quot;ﾃｷｽﾄ&quot;)" office:value-type="string" office:string-value="テキスト" calcext:value-type="string">
            <text:p>テキスト</text:p>
          </table:table-cell>
        </table:table-row>
        <table:table-row table:style-name="ro1">
          <table:covered-table-cell/>
          <table:table-cell table:formula="of:=JIS(&quot;ABC&quot;)" office:value-type="string" office:string-value="ＡＢＣ" calcext:value-type="string">
            <text:p>ＡＢＣ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MIDB</text:p>
          </table:table-cell>
          <table:table-cell table:formula="of:=MIDB(&quot;中国&quot;;1;0)">
            <text:p/>
          </table:table-cell>
        </table:table-row>
        <table:table-row table:style-name="ro1">
          <table:covered-table-cell/>
          <table:table-cell table:formula="of:=MIDB(&quot;中国&quot;;1;1)" office:value-type="string" office:string-value=" " calcext:value-type="string">
            <text:p><text:s/></text:p>
          </table:table-cell>
        </table:table-row>
        <table:table-row table:style-name="ro1">
          <table:covered-table-cell/>
          <table:table-cell table:formula="of:=MIDB(&quot;中国&quot;;1;2)" office:value-type="string" office:string-value="中" calcext:value-type="string">
            <text:p>中</text:p>
          </table:table-cell>
        </table:table-row>
        <table:table-row table:style-name="ro1">
          <table:covered-table-cell/>
          <table:table-cell table:formula="of:=MIDB(&quot;中国&quot;;1;3)" office:value-type="string" office:string-value="中 " calcext:value-type="string">
            <text:p>中 </text:p>
          </table:table-cell>
        </table:table-row>
        <table:table-row table:style-name="ro1">
          <table:covered-table-cell/>
          <table:table-cell table:formula="of:=MIDB(&quot;中国&quot;;1;4)" office:value-type="string" office:string-value="中国" calcext:value-type="string">
            <text:p>中国</text:p>
          </table:table-cell>
        </table:table-row>
        <table:table-row table:style-name="ro1">
          <table:covered-table-cell/>
          <table:table-cell table:formula="of:=MIDB(&quot;中国&quot;;2;2)" office:value-type="string" office:string-value="  " calcext:value-type="string">
            <text:p><text:s text:c="2"/></text:p>
          </table:table-cell>
        </table:table-row>
        <table:table-row table:style-name="ro1">
          <table:covered-table-cell/>
          <table:table-cell table:formula="of:=MIDB(&quot;中国&quot;;2;3)" office:value-type="string" office:string-value=" 国" calcext:value-type="string">
            <text:p><text:s/>国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LEFTB</text:p>
          </table:table-cell>
          <table:table-cell table:formula="of:=LEFTB(&quot;中国&quot;;1)" office:value-type="string" office:string-value=" " calcext:value-type="string">
            <text:p><text:s/></text:p>
          </table:table-cell>
        </table:table-row>
        <table:table-row table:style-name="ro1">
          <table:covered-table-cell/>
          <table:table-cell table:formula="of:=LEFTB(&quot;中国&quot;;2)" office:value-type="string" office:string-value="中" calcext:value-type="string">
            <text:p>中</text:p>
          </table:table-cell>
        </table:table-row>
        <table:table-row table:style-name="ro1">
          <table:covered-table-cell/>
          <table:table-cell table:formula="of:=LEFTB(&quot;中国&quot;;3)" office:value-type="string" office:string-value="中 " calcext:value-type="string">
            <text:p>中 </text:p>
          </table:table-cell>
        </table:table-row>
        <table:table-row table:style-name="ro1">
          <table:covered-table-cell/>
          <table:table-cell table:formula="of:=LEFTB(&quot;中国&quot;;4)" office:value-type="string" office:string-value="中国" calcext:value-type="string">
            <text:p>中国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IGHTB</text:p>
          </table:table-cell>
          <table:table-cell table:formula="of:=RIGHTB(&quot;中国&quot;;1)" office:value-type="string" office:string-value=" " calcext:value-type="string">
            <text:p><text:s/></text:p>
          </table:table-cell>
        </table:table-row>
        <table:table-row table:style-name="ro1">
          <table:covered-table-cell/>
          <table:table-cell table:formula="of:=RIGHTB(&quot;中国&quot;;2)" office:value-type="string" office:string-value="国" calcext:value-type="string">
            <text:p>国</text:p>
          </table:table-cell>
        </table:table-row>
        <table:table-row table:style-name="ro1">
          <table:covered-table-cell/>
          <table:table-cell table:formula="of:=RIGHTB(&quot;中国&quot;;3)" office:value-type="string" office:string-value=" 国" calcext:value-type="string">
            <text:p><text:s/>国</text:p>
          </table:table-cell>
        </table:table-row>
        <table:table-row table:style-name="ro1">
          <table:covered-table-cell/>
          <table:table-cell table:formula="of:=RIGHTB(&quot;中国&quot;;4)" office:value-type="string" office:string-value="中国" calcext:value-type="string">
            <text:p>中国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office:annotation draw:style-name="gr1" draw:text-style-name="P2" svg:width="28.99mm" svg:height="17.99mm" svg:x="37.3mm" svg:y="155.92mm" draw:caption-point-x="-6.1mm" draw:caption-point-y="15.1mm">
              <dc:date>2020-10-16T00:00:00</dc:date>
              <text:p text:style-name="P1">大文字と小文字を区別する</text:p>
            </office:annotation>
            <text:p>FIND</text:p>
          </table:table-cell>
          <table:table-cell table:formula="of:=FIND(&quot;C&quot;;&quot;ABCDEFG&quot;)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formula="of:=FIND(&quot;C&quot;;&quot;ABCDEFG&quot;; 3)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formula="of:=FIND(&quot;C&quot;;&quot;ABCDEFG&quot;; 4)" office:value-type="string" office:string-value="" calcext:value-type="error">
            <text:p>#VALUE!</text:p>
          </table:table-cell>
        </table:table-row>
        <table:table-row table:style-name="ro1">
          <table:covered-table-cell/>
          <table:table-cell table:formula="of:=FIND(&quot;X&quot;;&quot;ABCDEFG&quot;)" office:value-type="string" office:string-value="" calcext:value-type="error">
            <text:p>#VALUE!</text:p>
          </table:table-cell>
        </table:table-row>
        <table:table-row table:style-name="ro1">
          <table:covered-table-cell/>
          <table:table-cell table:formula="of:=FIND(&quot;a&quot;;&quot;ABCDEFG&quot;)" office:value-type="string" office:string-value="" calcext:value-type="error">
            <text:p>#VALUE!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office:annotation draw:style-name="gr1" draw:text-style-name="P2" svg:width="28.99mm" svg:height="17.99mm" svg:x="37.3mm" svg:y="178.49mm" draw:caption-point-x="-6.1mm" draw:caption-point-y="15.1mm">
              <dc:date>2020-10-16T00:00:00</dc:date>
              <text:p text:style-name="P1">大文字と小文字を区別しない。</text:p>
            </office:annotation>
            <text:p>SEARCH</text:p>
          </table:table-cell>
          <table:table-cell table:formula="of:=SEARCH(&quot;C&quot;;&quot;ABCDEFG&quot;)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formula="of:=SEARCH(&quot;C&quot;;&quot;ABCDEFG&quot;; 3)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formula="of:=SEARCH(&quot;C&quot;;&quot;ABCDEFG&quot;; 4)" office:value-type="string" office:string-value="" calcext:value-type="error">
            <text:p>#VALUE!</text:p>
          </table:table-cell>
        </table:table-row>
        <table:table-row table:style-name="ro1">
          <table:covered-table-cell/>
          <table:table-cell table:formula="of:=SEARCH(&quot;X&quot;;&quot;ABCDEFG&quot;)" office:value-type="string" office:string-value="" calcext:value-type="error">
            <text:p>#VALUE!</text:p>
          </table:table-cell>
        </table:table-row>
        <table:table-row table:style-name="ro1">
          <table:covered-table-cell/>
          <table:table-cell table:formula="of:=SEARCH(&quot;a&quot;;&quot;ABCDEFG&quot;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DECIMAL</text:p>
          </table:table-cell>
          <table:table-cell table:formula="of:=DECIMAL(&quot;17&quot;;10)" office:value-type="float" office:value="17" calcext:value-type="float">
            <text:p>17</text:p>
          </table:table-cell>
        </table:table-row>
        <table:table-row table:style-name="ro1">
          <table:covered-table-cell/>
          <table:table-cell table:formula="of:=DECIMAL(&quot;A&quot;;16)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formula="of:=DECIMAL(&quot;0xA&quot;;16)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formula="of:=DECIMAL(&quot;0101&quot;;2)"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formula="of:=DECIMAL(&quot;0101b&quot;;2)"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formula="of:=DECIMAL(&quot;010&quot;;8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T</text:p>
          </table:table-cell>
          <table:table-cell table:formula="of:=T(123)">
            <text:p/>
          </table:table-cell>
        </table:table-row>
        <table:table-row table:style-name="ro1">
          <table:covered-table-cell/>
          <table:table-cell table:formula="of:=T(&quot;123&quot;)" office:value-type="string" office:string-value="123" calcext:value-type="string">
            <text:p>123</text:p>
          </table:table-cell>
        </table:table-row>
        <table:table-row table:style-name="ro1">
          <table:table-cell table:style-name="ce4" office:value-type="string" calcext:value-type="string">
            <office:annotation draw:style-name="gr2" draw:text-style-name="P2" svg:width="28.99mm" svg:height="19.66mm" svg:x="37.3mm" svg:y="237.2mm" draw:caption-point-x="-6.1mm" draw:caption-point-y="15.1mm">
              <dc:date>2020-10-16T00:00:00</dc:date>
              <text:p text:style-name="P1">使いづらい。</text:p>
              <text:p text:style-name="P1">置換対象を文字列でなく位置と長さで指定するから。</text:p>
            </office:annotation>
            <text:p>REPLACE</text:p>
          </table:table-cell>
          <table:table-cell table:formula="of:=REPLACE(&quot;ABCDEFG&quot;;1;1;&quot;XYZ&quot;)" office:value-type="string" office:string-value="XYZBCDEFG" calcext:value-type="string">
            <text:p>XYZBCDEFG</text:p>
          </table:table-cell>
        </table:table-row>
        <table:table-row table:style-name="ro1">
          <table:table-cell table:style-name="ce4" office:value-type="string" calcext:value-type="string">
            <text:p>LEN</text:p>
          </table:table-cell>
          <table:table-cell table:formula="of:=LEN(&quot;テキスト&quot;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ROMAN</text:p>
          </table:table-cell>
          <table:table-cell table:formula="of:=ROMAN(4)" office:value-type="string" office:string-value="IV" calcext:value-type="string">
            <text:p>IV</text:p>
          </table:table-cell>
        </table:table-row>
        <table:table-row table:style-name="ro1">
          <table:covered-table-cell/>
          <table:table-cell table:formula="of:=ROMAN(999)" office:value-type="string" office:string-value="CMXCIX" calcext:value-type="string">
            <text:p>CMXCIX</text:p>
          </table:table-cell>
        </table:table-row>
        <table:table-row table:style-name="ro1">
          <table:covered-table-cell/>
          <table:table-cell table:formula="of:=ROMAN(999;0)" office:value-type="string" office:string-value="CMXCIX" calcext:value-type="string">
            <text:p>CMXCIX</text:p>
          </table:table-cell>
        </table:table-row>
        <table:table-row table:style-name="ro1">
          <table:covered-table-cell/>
          <table:table-cell table:formula="of:=ROMAN(999;1)" office:value-type="string" office:string-value="LMVLIV" calcext:value-type="string">
            <text:p>LMVLIV</text:p>
          </table:table-cell>
        </table:table-row>
        <table:table-row table:style-name="ro1">
          <table:covered-table-cell/>
          <table:table-cell table:formula="of:=ROMAN(999;3)" office:value-type="string" office:string-value="VMIV" calcext:value-type="string">
            <text:p>VMIV</text:p>
          </table:table-cell>
        </table:table-row>
        <table:table-row table:style-name="ro1">
          <table:covered-table-cell/>
          <table:table-cell table:formula="of:=ROMAN(999;4)" office:value-type="string" office:string-value="IM" calcext:value-type="string">
            <text:p>IM</text:p>
          </table:table-cell>
        </table:table-row>
        <table:table-row table:style-name="ro1">
          <table:table-cell table:style-name="ce4" office:value-type="string" calcext:value-type="string">
            <text:p>UNICHAR</text:p>
          </table:table-cell>
          <table:table-cell table:formula="of:=UNICHAR(64)" office:value-type="string" office:string-value="@" calcext:value-type="string">
            <text:p>@</text:p>
          </table:table-cell>
        </table:table-row>
        <table:table-row table:style-name="ro1">
          <table:table-cell table:style-name="ce4" office:value-type="string" calcext:value-type="string">
            <text:p>UPPER</text:p>
          </table:table-cell>
          <table:table-cell table:formula="of:=UPPER(&quot;Good Morning&quot;)" office:value-type="string" office:string-value="GOOD MORNING" calcext:value-type="string">
            <text:p>GOOD MORNING</text:p>
          </table:table-cell>
        </table:table-row>
        <table:table-row table:style-name="ro1">
          <table:table-cell table:style-name="ce4" office:value-type="string" calcext:value-type="string">
            <text:p>LEFT</text:p>
          </table:table-cell>
          <table:table-cell table:formula="of:=LEFT(&quot;output&quot;;3)" office:value-type="string" office:string-value="out" calcext:value-type="string">
            <text:p>out</text:p>
          </table:table-cell>
        </table:table-row>
        <table:table-row table:style-name="ro1">
          <table:table-cell table:style-name="ce4" office:value-type="string" calcext:value-type="string">
            <text:p>MID</text:p>
          </table:table-cell>
          <table:table-cell table:formula="of:=MID(&quot;office&quot;;2;2)" office:value-type="string" office:string-value="ff" calcext:value-type="string">
            <text:p>ff</text:p>
          </table:table-cell>
        </table:table-row>
        <table:table-row table:style-name="ro1">
          <table:table-cell table:style-name="ce4" office:value-type="string" calcext:value-type="string">
            <text:p>RIGHT</text:p>
          </table:table-cell>
          <table:table-cell table:formula="of:=RIGHT(&quot;Sun&quot;;2)" office:value-type="string" office:string-value="un" calcext:value-type="string">
            <text:p>un</text:p>
          </table:table-cell>
        </table:table-row>
        <table:table-row table:style-name="ro1">
          <table:table-cell table:style-name="ce4" office:value-type="string" calcext:value-type="string">
            <text:p>CODE</text:p>
          </table:table-cell>
          <table:table-cell table:formula="of:=CODE(&quot;Hieronymus&quot;)" office:value-type="float" office:value="72" calcext:value-type="float">
            <text:p>72</text:p>
          </table:table-cell>
        </table:table-row>
        <table:table-row table:style-name="ro1">
          <table:table-cell table:style-name="ce4" office:value-type="string" calcext:value-type="string">
            <text:p>VALUE</text:p>
          </table:table-cell>
          <table:table-cell table:formula="of:=VALUE(&quot;4321&quot;)" office:value-type="float" office:value="4321" calcext:value-type="float">
            <text:p>4321</text:p>
          </table:table-cell>
        </table:table-row>
        <table:table-row table:style-name="ro1">
          <table:table-cell table:style-name="ce4" office:value-type="string" calcext:value-type="string">
            <text:p>PROPER</text:p>
          </table:table-cell>
          <table:table-cell table:formula="of:=PROPER(&quot;the document foundation&quot;)" office:value-type="string" office:string-value="The Document Foundation" calcext:value-type="string">
            <text:p>The Document Found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ARABIC</text:p>
          </table:table-cell>
          <table:table-cell table:formula="of:=ARABIC(&quot;MXIV&quot;)" office:value-type="float" office:value="1014" calcext:value-type="float">
            <text:p>1014</text:p>
          </table:table-cell>
        </table:table-row>
        <table:table-row table:style-name="ro1">
          <table:covered-table-cell/>
          <table:table-cell table:formula="of:=ARABIC(&quot;MMII&quot;)" office:value-type="float" office:value="2002" calcext:value-type="float">
            <text:p>2002</text:p>
          </table:table-cell>
        </table:table-row>
        <table:table-row table:style-name="ro1">
          <table:table-cell table:style-name="ce4" office:value-type="string" calcext:value-type="string">
            <text:p>REPT</text:p>
          </table:table-cell>
          <table:table-cell table:formula="of:=REPT(&quot;Good morning&quot;;2)" office:value-type="string" office:string-value="Good morningGood morning" calcext:value-type="string">
            <text:p>Good morningGood morning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FIXED</text:p>
          </table:table-cell>
          <table:table-cell table:formula="of:=FIXED(1234567.89;3)" office:value-type="string" office:string-value="1,234,567.890" calcext:value-type="string">
            <text:p>1,234,567.890</text:p>
          </table:table-cell>
        </table:table-row>
        <table:table-row table:style-name="ro1">
          <table:covered-table-cell/>
          <table:table-cell table:formula="of:=FIXED(1234567.89;3;1)" office:value-type="string" office:string-value="1234567.890" calcext:value-type="string">
            <text:p>1234567.89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OLLER</text:p>
          </table:table-cell>
          <table:table-cell table:formula="of:=DOLLAR(255)" office:value-type="string" office:string-value="￥255.00" calcext:value-type="string">
            <text:p>￥255.00</text:p>
          </table:table-cell>
        </table:table-row>
        <table:table-row table:style-name="ro1">
          <table:covered-table-cell/>
          <table:table-cell table:formula="of:=DOLLAR(367.456;2)" office:value-type="string" office:string-value="￥367.46" calcext:value-type="string">
            <text:p>￥367.4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ASE</text:p>
          </table:table-cell>
          <table:table-cell table:formula="of:=BASE(17;10;4)" office:value-type="string" office:string-value="0017" calcext:value-type="string">
            <text:p>0017</text:p>
          </table:table-cell>
        </table:table-row>
        <table:table-row table:style-name="ro1">
          <table:covered-table-cell/>
          <table:table-cell table:formula="of:=BASE(17;2)" office:value-type="string" office:string-value="10001" calcext:value-type="string">
            <text:p>10001</text:p>
          </table:table-cell>
        </table:table-row>
        <table:table-row table:style-name="ro1">
          <table:covered-table-cell/>
          <table:table-cell table:formula="of:=BASE(255;16;4)" office:value-type="string" office:string-value="00FF" calcext:value-type="string">
            <text:p>00FF</text:p>
          </table:table-cell>
        </table:table-row>
        <table:table-row table:style-name="ro1">
          <table:table-cell table:style-name="ce4" office:value-type="string" calcext:value-type="string">
            <text:p>BAHTTEXT</text:p>
          </table:table-cell>
          <table:table-cell table:formula="of:=COM.MICROSOFT.BAHTTEXT(12.65)" office:value-type="string" office:string-value="สิบสองบาทหกสิบห้าสตางค์" calcext:value-type="string">
            <text:p>สิบสองบาทหกสิบห้าสตางค์</text:p>
          </table:table-cell>
        </table:table-row>
        <table:table-row table:style-name="ro1">
          <table:table-cell table:style-name="ce4" office:value-type="string" calcext:value-type="string">
            <text:p>CLEAN</text:p>
          </table:table-cell>
          <table:table-cell table:formula="of:=CLEAN(&quot;テキスト&quot;)" office:value-type="string" office:string-value="テキスト" calcext:value-type="string">
            <text:p>テキスト</text:p>
          </table:table-cell>
        </table:table-row>
        <table:table-row table:style-name="ro1">
          <table:table-cell table:style-name="ce4" office:value-type="string" calcext:value-type="string">
            <text:p>LOWER</text:p>
          </table:table-cell>
          <table:table-cell table:formula="of:=LOWER(&quot;Sun&quot;)" office:value-type="string" office:string-value="sun" calcext:value-type="string">
            <text:p>sun</text:p>
          </table:table-cell>
        </table:table-row>
        <table:table-row table:style-name="ro1">
          <table:table-cell table:style-name="ce4" office:value-type="string" calcext:value-type="string">
            <text:p>UNICODE</text:p>
          </table:table-cell>
          <table:table-cell table:formula="of:=UNICODE(&quot;©&quot;)" office:value-type="float" office:value="169" calcext:value-type="float">
            <text:p>169</text:p>
          </table:table-cell>
        </table:table-row>
        <table:table-row table:style-name="ro1">
          <table:table-cell table:style-name="ce4" office:value-type="string" calcext:value-type="string">
            <text:p>TRIM</text:p>
          </table:table-cell>
          <table:table-cell table:formula="of:=TRIM(&quot; hello      world &quot;)" office:value-type="string" office:string-value="hello world" calcext:value-type="string">
            <text:p>hello worl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UBSTITUTE</text:p>
          </table:table-cell>
          <table:table-cell table:formula="of:=SUBSTITUTE(&quot;123123123&quot;;&quot;3&quot;;&quot;abc&quot;)" office:value-type="string" office:string-value="12abc12abc12abc" calcext:value-type="string">
            <text:p>12abc12abc12abc</text:p>
          </table:table-cell>
        </table:table-row>
        <table:table-row table:style-name="ro1">
          <table:covered-table-cell/>
          <table:table-cell table:formula="of:=SUBSTITUTE(&quot;123123123&quot;;&quot;3&quot;;&quot;abc&quot;;2)" office:value-type="string" office:string-value="12312abc123" calcext:value-type="string">
            <text:p>12312abc123</text:p>
          </table:table-cell>
        </table:table-row>
        <table:table-row table:style-name="ro1">
          <table:table-cell table:style-name="ce4" office:value-type="string" calcext:value-type="string">
            <text:p>CHAR</text:p>
          </table:table-cell>
          <table:table-cell table:formula="of:=CHAR(100)" office:value-type="string" office:string-value="d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CONCATENATE</text:p>
          </table:table-cell>
          <table:table-cell table:formula="of:=CONCATENATE(&quot;Good &quot;;&quot;Morning &quot;;&quot;Mrs. &quot;;&quot;Doe&quot;)" office:value-type="string" office:string-value="Good Morning Mrs. Doe" calcext:value-type="string">
            <text:p>Good Morning Mrs. Do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00/00/00</text:date>, <text:time style:data-style-name="N2" text:time-value="11:48:29.5056443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6:12:43.773698294</meta:creation-date>
    <meta:generator>LibreOffice/6.1.5.2$Linux_ARM_EABI LibreOffice_project/10$Build-2</meta:generator>
    <dc:date>2020-10-16T12:23:10.513227492</dc:date>
    <meta:editing-duration>PT35M22S</meta:editing-duration>
    <meta:editing-cycles>8</meta:editing-cycles>
    <meta:document-statistic meta:table-count="1" meta:cell-count="128" meta:object-count="0"/>
  </office:meta>
</office:document-meta>
</file>